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d6b24" officeooo:paragraph-rsid="001d6b24" style:font-size-asian="22pt" style:font-size-complex="22pt"/>
    </style:style>
    <style:style style:name="P2" style:family="paragraph" style:parent-style-name="Standard">
      <style:text-properties fo:font-size="16pt" officeooo:rsid="001d6b24" officeooo:paragraph-rsid="001d6b24" style:font-size-asian="14pt" style:font-size-complex="16pt"/>
    </style:style>
    <style:style style:name="P3" style:family="paragraph" style:parent-style-name="Standard">
      <style:text-properties fo:font-size="16pt" officeooo:rsid="001df8e3" officeooo:paragraph-rsid="001df8e3" style:font-size-asian="14pt" style:font-size-complex="16pt"/>
    </style:style>
    <style:style style:name="P4" style:family="paragraph" style:parent-style-name="Standard">
      <style:text-properties fo:font-size="16pt" officeooo:rsid="001f832e" officeooo:paragraph-rsid="001f832e" style:font-size-asian="14pt" style:font-size-complex="16pt"/>
    </style:style>
    <style:style style:name="T1" style:family="text">
      <style:text-properties officeooo:rsid="001df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 file for mussel app detection</text:p>
      <text:p text:style-name="P1"/>
      <text:p text:style-name="P2">open github and download the whole zip from code on the main page of repository.</text:p>
      <text:p text:style-name="P2"/>
      <text:p text:style-name="P2">yolo detect train model="D:\academics\Projects and workshops\freelancer\mussel_detection_project_2\training_logs\mussel_exp32\weights\best.pt" data="D:\academics\Projects and workshops\freelancer\mussel_detection_project_2\mussel.yaml" epochs=100 imgsz=640 batch=16 name=mussel_full_train</text:p>
      <text:p text:style-name="P2"/>
      <text:p text:style-name="P2">python -m ultralytics detect train model="D:\academics\Projects and workshops\freelancer\mussel_detection_project_2\training_logs\mussel_exp32\weights\best.pt" data="D:\academics\Projects and workshops\freelancer\mussel_detection_project_2\mussel.yaml" epochs=100 imgsz=640 batch=16 name=mussel_full_train</text:p>
      <text:p text:style-name="P2"/>
      <text:p text:style-name="P3">version of numpy==1.24.4</text:p>
      <text:p text:style-name="P3"/>
      <text:p text:style-name="P4">after downloading labelImg. Type in your terminal, if it doesn’t oppen using labelImg</text:p>
      <text:p text:style-name="P4"><text:line-break/>~/.local/bin/labelImg </text:p>
      <text:p text:style-name="P4"/>
      <text:p text:style-name="P4">yolo detect train model=/home/vedanshi/Desktop/mussel_detection_app/best.pt data=/home/vedanshi/Desktop/mussel_detection_app/mussel.yaml epochs=100 imgsz=640 batch=16 name=mussel_resume_train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00:36:49.170470610</meta:creation-date>
    <dc:date>2025-08-31T06:02:41.489281328</dc:date>
    <meta:editing-duration>PT2H5M1S</meta:editing-duration>
    <meta:editing-cycles>1</meta:editing-cycles>
    <meta:document-statistic meta:table-count="0" meta:image-count="0" meta:object-count="0" meta:page-count="1" meta:paragraph-count="8" meta:word-count="75" meta:character-count="1032" meta:non-whitespace-character-count="963"/>
    <meta:generator>LibreOffice/7.3.7.2$Linux_X86_64 LibreOffice_project/30$Build-2</meta:generator>
  </office:meta>
</office:document-meta>
</file>